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icolas RANNOU <text:s text:c="75"/>Boston, le Jeudi 25 Juin</text:p>
      <text:p text:style-name="Standard">58, fontaine de Poul Brohou</text:p>
      <text:p text:style-name="Standard">29680 <text:s/>Roscoff - France</text:p>
      <text:p text:style-name="Standard">tel. : 06-84-22-69-48</text:p>
      <text:p text:style-name="Standard">email : <text:a xlink:type="simple" xlink:href="mailto:nrannou@gmail.com">nrannou@gmail.com</text:a></text:p>
      <text:p text:style-name="Standard"><text:s text:c="105"/>Christian BARILLOT</text:p>
      <text:p text:style-name="Standard"><text:s text:c="105"/>IRISA / INRIA</text:p>
      <text:p text:style-name="Standard"><text:s text:c="105"/>Campus Universitaire de Beaulieu</text:p>
      <text:p text:style-name="Standard"><text:s text:c="105"/>35042 Rennes cedex - France </text:p>
      <text:p text:style-name="Standard"/>
      <text:p text:style-name="Standard"/>
      <text:p text:style-name="Standard"/>
      <text:p text:style-name="Standard"/>
      <text:p text:style-name="Standard">Objet : Candidature pour la thèse : « Analyse quantitative d'IRM cérébrales pour la caractérisation de lésions locales et diffuses en sclérose en plaque »</text:p>
      <text:p text:style-name="Standard"/>
      <text:p text:style-name="Standard"/>
      <text:p text:style-name="P1"/>
      <text:p text:style-name="Standard">Monsieur Christian Barillot, </text:p>
      <text:p text:style-name="Standard"/>
      <text:p text:style-name="P2"><text:tab/>Je suis actuellement étudiant en dernière année à l'ISEN Brest (école d'ingénieur généraliste spécialisé en <text:s/>informatique et en électronique). Durant la dernière année, j'ai suivi l'option Technologies Biomédicales, en parallèle avec le M2 SIBM, à l'Université de <text:s/>Bretagne Occidentale.</text:p>
      <text:p text:style-name="P2">Je me permets de vous envoyer ma candidature afin de postuler à votre proposition de thèse « Analyse quantitative d' IRM cérébrales pour la caractérisation de lésions locales et diffuses en sclérose en plaque ».</text:p>
      <text:p text:style-name="P2"/>
      <text:p text:style-name="P2"><text:tab/>Actuellement, j'effectue mes stages de fin d'étude et de recherche M2-SIBM au Surgical Planning Laboratory (SPL), Harvard Medical School à Boston. Le traitement de l'image et ses applications à la médecine m'intéressent grandement comme le démontrent les différents stages et projets effectués tout au long de ma formation. De plus, les enseignements suivis, au cours du M2-SIBM notamment, me permettent d'avoir les capacités nécessaires pour mener à bien un tel projet. Au niveau des mathématiques, j'ai passé 2 ans en classe préparatoires MPSI/PSI. Depuis plus de 3 ans, je programme régulièrement des applications avec Matlab et en C++, au cours des stages et projets notamment. La formation dispensée en cours de M2-SIBM et mes stages m'ont aussi permis d'acquérir des connaissances en traitement de l'image qui me seront utiles au cours de la thèse. <text:bookmark text:name=":21u"/>Mes expériences passées m'ont également apporté une bonne connaissance de la langue anglaise. Par exemple, j'ai donné une présentation en anglais, au Massachusset's Institut of Technology, cet été, dans le cadre de la NA-MIC Summer Project Week. Enfin, de part mon parcours, j'ai déjà une connaissance de l'état de l'art sur le sujet, de la manière de travailler dans un laboratoire et je dispose de contacts dans d'autres centres de recherche réputés. </text:p>
      <text:p text:style-name="P2"/>
      <text:p text:style-name="P2"><text:tab/>Votre laboratoire est reconnu dans le monde entier. J'ai pu m'en apercevoir cet été, en discutant avec des membres du SPL qui connaissent des travaux effectués par votre équipe. <text:s/>C'est donc pour moi une opportunité unique de me joindre à vous. De plus les recherches menées en collaboration avec d'autres centres, en France comme à l'étranger, et avec des hôpitaux témoignent d'une part de l'activité du laboratoire et d'autre part de l'utilité des recherches pour le patient, ce qui est très important à mes yeux. Souhaitant que ma formation et mes expériences puissent vous être utiles, je vous remercie de l'attention que vous voudrez bien porter à l'examen de ma candidature.</text:p>
      <text:p text:style-name="P2"/>
      <text:p text:style-name="Standard"><text:tab/>En restant à votre entière disposition, je vous prie d'agréer, Monsieur Christian Barillot, l'expression de mes salutations distinguées.</text:p>
      <text:p text:style-name="Standard"/>
      <text:p text:style-name="Standard"><text:s text:c="104"/>Nicolas RANN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32cm" fo:margin-bottom="1.5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5T02:19:22</meta:creation-date>
    <dc:date>2009-06-29T22:07:35</dc:date>
    <meta:editing-duration>PT05H28M22S</meta:editing-duration>
    <meta:editing-cycles>14</meta:editing-cycles>
    <meta:generator>OpenOffice.org/3.0$Linux OpenOffice.org_project/300m15$Build-9379</meta:generator>
    <meta:document-statistic meta:table-count="0" meta:image-count="0" meta:object-count="0" meta:page-count="1" meta:paragraph-count="17" meta:word-count="475" meta:character-count="3646"/>
    <meta:user-defined meta:name="Info 1"/>
    <meta:user-defined meta:name="Info 2"/>
    <meta:user-defined meta:name="Info 3"/>
    <meta:user-defined meta:name="Info 4"/>
  </office:meta>
</office:document-meta>
</file>